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My Scenario</text:p>
      <text:p text:style-name="Standard"/>
      <text:p text:style-name="Standard">There is a Game with the Name Tic-Tac-Toe and with the fieldLength 3.</text:p>
      <text:p text:style-name="Standard">There is a Player with the Name Human and with the playerID 1. </text:p>
      <text:p text:style-name="Standard">Human has victory false.</text:p>
      <text:p text:style-name="Standard">There is a Player with the Name Computer and with the playerID 0. </text:p>
      <text:p text:style-name="Standard">Computer has victory false.</text:p>
      <text:p text:style-name="Standard">There is a Block with the positionID 11 and with the markedWith cross.</text:p>
      <text:p text:style-name="Standard"/>
      <text:p text:style-name="Standard">Every Game has players and is Game of many Players.</text:p>
      <text:p text:style-name="Standard">Every Game has blocks and is Game of many Blocks.</text:p>
      <text:p text:style-name="Standard">Every Player has blocks and is Player of many Bloc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9T17:25:42.02</meta:creation-date>
    <meta:document-statistic meta:table-count="0" meta:image-count="0" meta:object-count="0" meta:page-count="1" meta:paragraph-count="10" meta:word-count="93" meta:character-count="485"/>
    <dc:date>2021-08-19T17:26:45.44</dc:date>
    <meta:editing-duration>PT1M3S</meta:editing-duration>
    <meta:editing-cycles>1</meta:editing-cycles>
    <meta:generator>OpenOffice/4.1.7$Win32 OpenOffice.org_project/417m1$Build-9800</meta:generator>
  </office:meta>
</office:document-meta>
</file>